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Raleway" svg:font-family="Raleway"/>
    <style:font-face style:name="arial" svg:font-family="arial, sans-serif"/>
    <style:font-face style:name="inherit" svg:font-family="inheri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</style:style>
    <style:style style:name="P2" style:family="paragraph" style:parent-style-name="Text_20_body">
      <style:paragraph-properties fo:line-height="150%" fo:text-align="justify" style:justify-single-word="false"/>
    </style:style>
    <style:style style:name="P3" style:family="paragraph" style:parent-style-name="Text_20_body">
      <style:paragraph-properties fo:line-height="150%" fo:text-align="justify" style:justify-single-word="false"/>
      <style:text-properties officeooo:paragraph-rsid="0011d033"/>
    </style:style>
    <style:style style:name="T1" style:family="text">
      <style:text-properties fo:font-variant="normal" fo:text-transform="none" fo:color="#000000" loext:opacity="100%" style:font-name="Arial1" fo:font-size="12pt" fo:letter-spacing="normal" fo:font-style="normal" fo:font-weight="bold" style:font-size-asian="12pt" style:font-weight-asian="bold" style:font-size-complex="12pt" style:font-weight-complex="bold"/>
    </style:style>
    <style:style style:name="T2" style:family="text">
      <style:text-properties style:font-name="Arial1" fo:font-size="12pt" style:font-size-asian="12pt" style:font-size-complex="12pt"/>
    </style:style>
    <style:style style:name="T3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Arial1" fo:font-style="normal" style:font-style-asian="normal" style:font-style-complex="normal"/>
    </style:style>
    <style:style style:name="T5" style:family="text">
      <style:text-properties style:font-name="Arial1" fo:font-style="normal" officeooo:rsid="000f6d86" style:font-style-asian="normal" style:font-style-complex="normal"/>
    </style:style>
    <style:style style:name="T6" style:family="text">
      <style:text-properties style:font-name="Arial1" fo:font-style="normal" officeooo:rsid="0011267b" style:font-style-asian="normal" style:font-style-complex="normal"/>
    </style:style>
    <style:style style:name="T7" style:family="text">
      <style:text-properties style:font-name="Arial1" fo:font-style="normal" officeooo:rsid="0011274d" style:font-style-asian="normal" style:font-style-complex="normal"/>
    </style:style>
    <style:style style:name="T8" style:family="text">
      <style:text-properties style:font-name="Arial1" fo:font-style="normal" officeooo:rsid="0011d033" style:font-style-asian="normal" style:font-style-complex="normal"/>
    </style:style>
    <style:style style:name="T9" style:family="text">
      <style:text-properties style:font-name="Arial1"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yui_3_17_2_1_1615420148738_571"/><text:span text:style-name="Strong_20_Emphasis"><text:span text:style-name="T1">Como o conceito de</text:span></text:span><text:bookmark text:name="yui_3_17_2_1_1615420148738_602"/><text:span text:style-name="Strong_20_Emphasis"><text:span text:style-name="T1"> </text:span></text:span><text:span text:style-name="Strong_20_Emphasis"><text:span text:style-name="Emphasis"><text:span text:style-name="T1">habitus </text:span></text:span></text:span><text:span text:style-name="Strong_20_Emphasis"><text:span text:style-name="T1">nos ajuda na compreensão das desigualdades sociais existentes?</text:span></text:span><text:span text:style-name="T3"> </text:span></text:p>
      <text:p text:style-name="P1"><text:span text:style-name="T2"/></text:p>
      <text:p text:style-name="P2"><text:span text:style-name="T4"><text:tab/>O </text:span><text:span text:style-name="Emphasis"><text:span text:style-name="T4">habitus </text:span></text:span><text:span text:style-name="T4">é simultaneamente </text:span><text:span text:style-name="Strong_20_Emphasis"><text:span text:style-name="T9">individual e social</text:span></text:span><text:span text:style-name="T9">.</text:span><text:span text:style-name="T4"> </text:span><text:span text:style-name="T7">P</text:span><text:span text:style-name="T4">ertence ao domínio coletivo de um grupo ou classe, mas também é internalizado subjetivamente pelos indivíduos que compõem essa classe e dá a eles uma gama de ações entre as quais eles </text:span><text:span text:style-name="T7">podem ou não </text:span><text:span text:style-name="T4">escolher e exerce</text:span><text:span text:style-name="T7">r</text:span><text:span text:style-name="T4"> as que considerarem mais adequadas em suas relações sociais.</text:span></text:p>
      <text:p text:style-name="P3"><text:span text:style-name="T4"><text:tab/></text:span><text:span text:style-name="T8">Com isso, em uma sociedade com diferenças sociais e econômicas entre as classes, os indivíduos da mesma, foram submetidos repetir comportamentos fazendo com que as </text:span><text:span text:style-name="T7">estruturas </text:span><text:span text:style-name="T8">e</text:span><text:span text:style-name="T7"> a dinâmica social </text:span><text:span text:style-name="T8">permanecessem as mesmas, o</text:span><text:span text:style-name="T7">u seja, o indivíduo se acomodou com a sociedade dividida em classes </text:span><text:span text:style-name="T8">desiguais</text:span><text:span text:style-name="T7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Raleway" svg:font-family="Raleway"/>
    <style:font-face style:name="arial" svg:font-family="arial, sans-serif"/>
    <style:font-face style:name="inherit" svg:font-family="inheri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0T20:53:27.741000000</meta:creation-date>
    <dc:date>2021-03-10T22:02:44.273000000</dc:date>
    <meta:editing-duration>PT1M5S</meta:editing-duration>
    <meta:editing-cycles>1</meta:editing-cycles>
    <meta:document-statistic meta:table-count="0" meta:image-count="0" meta:object-count="0" meta:page-count="1" meta:paragraph-count="3" meta:word-count="113" meta:character-count="717" meta:non-whitespace-character-count="604"/>
    <meta:generator>LibreOffice/7.0.4.2$Windows_X86_64 LibreOffice_project/dcf040e67528d9187c66b2379df5ea4407429775</meta:generator>
  </office:meta>
</office:document-meta>
</file>